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064cm" svg:height="2.032cm" svg:x="2.016cm" svg:y="5.572cm">
          <text:p text:style-name="P1">Signals.hh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064cm" svg:height="2.032cm" svg:x="6.969cm" svg:y="1.635cm">
          <text:p text:style-name="P1">Signals.od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064cm" svg:height="2.032cm" svg:x="11.414cm" svg:y="7.096cm">
          <text:p text:style-name="P1">Signals.hcc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064cm" svg:height="2.032cm" svg:x="2.016cm" svg:y="10.017cm">
          <text:p text:style-name="P1">Signals.h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064cm" svg:height="2.032cm" svg:x="11.541cm" svg:y="11.16cm">
          <text:p text:style-name="P1">Signals.cc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.969cm" svg:y1="2.651cm" svg:x2="4.048cm" svg:y2="5.572cm" draw:start-shape="id1" draw:start-glue-point="3" draw:end-shape="id2" draw:end-glue-point="0" svg:d="m6969 2651c-1948 0-2921 973-2921 2921">
          <text:p text:style-name="P1">GenerateSignaldefinitions.pl</text:p>
        </draw:connector>
        <draw:connector draw:style-name="gr2" draw:text-style-name="P1" draw:layer="layout" draw:type="curve" svg:x1="11.033cm" svg:y1="2.651cm" svg:x2="13.446cm" svg:y2="7.096cm" draw:start-shape="id1" draw:start-glue-point="1" draw:end-shape="id3" draw:end-glue-point="0" svg:d="m11033 2651c1609 0 2413 1481 2413 4445">
          <text:p text:style-name="P1">GenerateSignaldefinitions.pl</text:p>
        </draw:connector>
        <draw:connector draw:style-name="gr2" draw:text-style-name="P1" draw:layer="layout" draw:type="curve" svg:x1="4.048cm" svg:y1="10.017cm" svg:x2="4.048cm" svg:y2="7.604cm" draw:start-shape="id4" draw:start-glue-point="0" draw:end-shape="id2" draw:end-glue-point="2" svg:d="m4048 10017v-2413">
          <text:p text:style-name="P1">#include</text:p>
        </draw:connector>
        <draw:connector draw:style-name="gr2" draw:text-style-name="P1" draw:layer="layout" draw:type="curve" svg:x1="13.573cm" svg:y1="11.16cm" svg:x2="13.446cm" svg:y2="9.128cm" draw:start-shape="id5" draw:start-glue-point="0" draw:end-shape="id3" draw:end-glue-point="2" svg:d="m13573 11160c0-1524-127-508-127-2032">
          <text:p text:style-name="P1">#include</text:p>
        </draw:connector>
        <draw:connector draw:style-name="gr2" draw:text-style-name="P1" draw:layer="layout" draw:type="curve" svg:x1="11.541cm" svg:y1="12.176cm" svg:x2="6.08cm" svg:y2="11.033cm" draw:start-shape="id5" draw:start-glue-point="3" draw:end-shape="id4" draw:end-glue-point="1" svg:d="m11541 12176c-4095 0-1365-1143-5461-1143">
          <text:p text:style-name="P1">#includ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ueller </meta:initial-creator>
    <meta:creation-date>2014-08-04T10:35:14</meta:creation-date>
    <meta:generator>LibreOffice/3.5$Linux_x86 LibreOffice_project/350m1$Build-2</meta:generator>
    <dc:date>2014-08-04T13:02:37</dc:date>
    <dc:creator>mueller </dc:creator>
    <meta:editing-duration>PT2H21M54S</meta:editing-duration>
    <meta:editing-cycles>2</meta:editing-cycles>
    <meta:document-statistic meta:object-count="10"/>
  </office:meta>
</office:document-meta>
</file>